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2.8cm"/>
    </style:style>
    <style:style style:name="gr6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2" draw:layer="layout" svg:width="4.199cm" svg:height="2.456cm" svg:x="2cm" svg:y="0.8cm">
          <text:p text:style-name="P1"><text:span text:style-name="T1">INÍCIO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2" draw:text-style-name="P2" draw:layer="layout" svg:width="4.692cm" svg:height="1.672cm" svg:x="1.622cm" svg:y="4.7cm">
          <text:p text:style-name="P1"><text:span text:style-name="T1">Mensagem de </text:span></text:p>
          <text:p text:style-name="P1"><text:span text:style-name="T1">boas vind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4.999cm" svg:height="3.199cm" svg:x="1.5cm" svg:y="12.4cm">
          <text:p text:style-name="P1"><text:span text:style-name="T1">Mensagem para </text:span></text:p>
          <text:p text:style-name="P1"><text:span text:style-name="T1">cifrar</text:span></text:p>
          <draw:enhanced-geometry draw:mirror-horizontal="false" draw:mirror-vertical="false" drawooo:sub-view-size="5 5" draw:text-areas="0 ?f5 ?f4 ?f3" svg:viewBox="0 0 0 0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CustomShape 4" draw:style-name="gr2" draw:text-style-name="P2" xml:id="id2" draw:id="id2" draw:layer="layout" svg:width="3.634cm" svg:height="1.672cm" svg:x="21.223cm" svg:y="1.127cm">
          <text:p text:style-name="P1"><text:span text:style-name="T1">Cifrar <text:s/></text:span></text:p>
          <text:p text:style-name="P1"><text:span text:style-name="T1">mensa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xml:id="id1" draw:id="id1" draw:layer="layout" svg:width="4.999cm" svg:height="3.199cm" svg:x="13.401cm" svg:y="11.901cm">
          <text:p text:style-name="P1"><text:span text:style-name="T1">Deslocamento</text:span></text:p>
          <text:p text:style-name="P1"><text:span text:style-name="T1">desejado</text:span></text:p>
          <draw:enhanced-geometry draw:mirror-horizontal="false" draw:mirror-vertical="false" drawooo:sub-view-size="5 5" draw:text-areas="0 ?f5 ?f4 ?f3" svg:viewBox="0 0 0 0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line draw:name="Line 6" draw:style-name="gr3" draw:text-style-name="P3" draw:layer="layout" svg:x1="0cm" svg:y1="0cm" svg:x2="0.001cm" svg:y2="0.001cm">
          <text:p/>
        </draw:line>
        <draw:line draw:name="Line 7" draw:style-name="gr3" draw:text-style-name="P3" draw:layer="layout" svg:x1="4cm" svg:y1="3.257cm" svg:x2="4.001cm" svg:y2="4.7cm">
          <text:p/>
        </draw:line>
        <draw:line draw:name="Line 8" draw:style-name="gr3" draw:text-style-name="P3" draw:layer="layout" svg:x1="4cm" svg:y1="6.373cm" svg:x2="4.001cm" svg:y2="7.8cm">
          <text:p/>
        </draw:line>
        <draw:line draw:name="Line 9" draw:style-name="gr3" draw:text-style-name="P3" draw:layer="layout" svg:x1="15.9cm" svg:y1="10.7cm" svg:x2="15.901cm" svg:y2="12.4cm">
          <text:p/>
        </draw:line>
        <draw:custom-shape draw:name="CustomShape 10" draw:style-name="gr1" draw:text-style-name="P2" draw:layer="layout" svg:width="4.199cm" svg:height="2.999cm" svg:x="21cm" svg:y="4cm">
          <text:p text:style-name="P1"><text:span text:style-name="T1">Exibir </text:span></text:p>
          <text:p text:style-name="P1"><text:span text:style-name="T1">mensagem </text:span></text:p>
          <text:p text:style-name="P1"><text:span text:style-name="T1">cifrada</text:span></text:p>
          <draw:enhanced-geometry draw:mirror-horizontal="false" draw:mirror-vertical="false" drawooo:sub-view-size="6 6" draw:text-areas="?f5 0 ?f0 ?f3" svg:viewBox="0 0 0 0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line draw:name="Line 11" draw:style-name="gr3" draw:text-style-name="P3" draw:layer="layout" svg:x1="23.1cm" svg:y1="2.8cm" svg:x2="23.101cm" svg:y2="4cm">
          <text:p/>
        </draw:line>
        <draw:connector draw:style-name="gr4" draw:text-style-name="P4" draw:layer="layout" svg:x1="18.4cm" svg:y1="13.5cm" svg:x2="21.223cm" svg:y2="1.963cm" draw:start-shape="id1" draw:start-glue-point="1" draw:end-shape="id2" draw:end-glue-point="3" svg:d="M18400 13500h1412v-11537h1411" svg:viewBox="0 0 2824 11538">
          <text:p/>
        </draw:connector>
        <draw:custom-shape draw:style-name="gr5" draw:text-style-name="P5" draw:layer="layout" svg:width="6.6cm" svg:height="3.6cm" svg:x="0.8cm" svg:y="7.8cm">
          <text:p text:style-name="P5">O que vai faz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4.1cm" svg:y1="11.4cm" svg:x2="4.1cm" svg:y2="12.6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2.628cm" svg:x="1.4cm" svg:y="0.628cm" presentation:class="title" presentation:placeholder="true" presentation:user-transformed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7T16:06:04</meta:creation-date>
    <dc:language>pt-BR</dc:language>
    <dc:date>2019-01-28T21:13:41.135164897</dc:date>
    <meta:editing-cycles>3</meta:editing-cycles>
    <meta:editing-duration>PT10H3M47S</meta:editing-duration>
    <meta:generator>LibreOffice/6.0.6.2$Linux_X86_64 LibreOffice_project/00m0$Build-2</meta:generator>
    <meta:document-statistic meta:object-count="33"/>
  </office:meta>
</office:document-meta>
</file>